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48dc" officeooo:paragraph-rsid="000248dc"/>
    </style:style>
    <style:style style:name="P2" style:family="paragraph" style:parent-style-name="Standard">
      <style:text-properties fo:font-size="16pt" fo:font-weight="bold" officeooo:rsid="000248dc" officeooo:paragraph-rsid="000248dc"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0248dc" officeooo:paragraph-rsid="000248d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248dc" officeooo:paragraph-rsid="000248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officeooo:rsid="000248dc" officeooo:paragraph-rsid="000248d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0248dc"/>
    </style:style>
    <style:style style:name="P7" style:family="paragraph" style:parent-style-name="Standard">
      <loext:graphic-properties draw:fill="none" draw:fill-color="#ffffff" draw:opacity="100%"/>
      <style:paragraph-properties fo:text-align="start" style:justify-single-word="false" fo:background-color="transparent"/>
      <style:text-properties officeooo:paragraph-rsid="0005a922"/>
    </style:style>
    <style:style style:name="P8" style:family="paragraph" style:parent-style-name="Standard">
      <style:paragraph-properties fo:text-align="start" style:justify-single-word="false"/>
      <style:text-properties officeooo:rsid="0003d352" officeooo:paragraph-rsid="0003d352"/>
    </style:style>
    <style:style style:name="P9" style:family="paragraph" style:parent-style-name="Standard">
      <loext:graphic-properties draw:fill="solid" draw:fill-color="#1e1f22"/>
      <style:paragraph-properties fo:text-align="start" style:justify-single-word="false" fo:background-color="#1e1f22" fo:padding="0in" fo:border="none" style:shadow="none"/>
      <style:text-properties officeooo:rsid="0003d352" officeooo:paragraph-rsid="0003d352"/>
    </style:style>
    <style:style style:name="P10" style:family="paragraph" style:parent-style-name="Standard">
      <style:paragraph-properties fo:text-align="start" style:justify-single-word="false"/>
      <style:text-properties officeooo:rsid="0005a922" officeooo:paragraph-rsid="0005a922"/>
    </style:style>
    <style:style style:name="P11" style:family="paragraph" style:parent-style-name="Standard">
      <loext:graphic-properties draw:fill="solid" draw:fill-color="#1e1f22"/>
      <style:paragraph-properties fo:text-align="start" style:justify-single-word="false" fo:background-color="#1e1f22" fo:padding="0in" fo:border="none" style:shadow="none"/>
      <style:text-properties officeooo:rsid="0005a922" officeooo:paragraph-rsid="0005a922"/>
    </style:style>
    <style:style style:name="P12" style:family="paragraph" style:parent-style-name="Standard">
      <style:paragraph-properties fo:text-align="start" style:justify-single-word="false"/>
      <style:text-properties officeooo:rsid="0006bbd8" officeooo:paragraph-rsid="0006bbd8"/>
    </style:style>
    <style:style style:name="P13" style:family="paragraph" style:parent-style-name="Standard">
      <loext:graphic-properties draw:fill="solid" draw:fill-color="#1e1f22"/>
      <style:paragraph-properties fo:text-align="start" style:justify-single-word="false" fo:background-color="#1e1f22" fo:padding="0in" fo:border="none" style:shadow="none"/>
      <style:text-properties officeooo:rsid="0006bbd8" officeooo:paragraph-rsid="0006bbd8"/>
    </style:style>
    <style:style style:name="P14" style:family="paragraph" style:parent-style-name="Standard">
      <style:paragraph-properties fo:text-align="start" style:justify-single-word="false"/>
      <style:text-properties fo:font-style="italic" officeooo:rsid="0006bbd8" officeooo:paragraph-rsid="0006bbd8" style:font-style-asian="italic" style:font-style-complex="italic"/>
    </style:style>
    <style:style style:name="T1" style:family="text">
      <style:text-properties officeooo:rsid="0003d352"/>
    </style:style>
    <style:style style:name="T2" style:family="text">
      <style:text-properties fo:font-size="12pt" fo:font-weight="normal" officeooo:rsid="000248dc" style:font-size-asian="10.5pt" style:font-weight-asian="normal" style:font-size-complex="12pt" style:font-weight-complex="normal"/>
    </style:style>
    <style:style style:name="T3" style:family="text">
      <style:text-properties fo:font-size="12pt" fo:font-weight="normal" officeooo:rsid="0003d352" style:font-size-asian="10.5pt" style:font-weight-asian="normal" style:font-size-complex="12pt" style:font-weight-complex="normal"/>
    </style:style>
    <style:style style:name="T4" style:family="text">
      <style:text-properties officeooo:rsid="00057268"/>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7a7e85" loext:opacity="100%" style:font-name="JetBrains Mono" fo:font-size="10pt" fo:font-style="normal" fo:font-weight="normal" style:font-size-asian="10pt" style:font-style-asian="normal" style:font-weight-asian="normal"/>
    </style:style>
    <style:style style:name="T8" style:family="text">
      <style:text-properties fo:color="#aa4926" loext:opacity="100%" style:font-name="JetBrains Mono" fo:font-size="10pt" fo:font-style="normal" fo:font-weight="normal" style:font-size-asian="10pt" style:font-style-asian="normal" style:font-weight-asian="normal"/>
    </style:style>
    <style:style style:name="T9" style:family="text">
      <style:text-properties officeooo:rsid="0005a922"/>
    </style:style>
    <style:style style:name="T10" style:family="text">
      <style:text-properties fo:color="#cf8e6d" loext:opacity="100%" style:font-name="JetBrains Mono" fo:font-size="10pt" fo:font-style="normal" fo:font-weight="normal" style:font-size-asian="10pt" style:font-style-asian="normal" style:font-weight-asian="normal"/>
    </style:style>
    <style:style style:name="T11" style:family="text">
      <style:text-properties fo:color="#b3ae60" loext:opacity="100%" style:font-name="JetBrains Mono" fo:font-size="10pt" fo:font-style="normal" fo:font-weight="normal" style:font-size-asian="10pt" style:font-style-asian="normal" style:font-weight-asian="normal"/>
    </style:style>
    <style:style style:name="T12" style:family="text">
      <style:text-properties fo:color="#56a8f5" loext:opacity="100%" style:font-name="JetBrains Mono" fo:font-size="10pt" fo:font-style="normal" fo:font-weight="normal" style:font-size-asian="10pt" style:font-style-asian="normal" style:font-weight-asian="normal"/>
    </style:style>
    <style:style style:name="T13" style:family="text">
      <style:text-properties fo:color="#2aacb8" loext:opacity="100%" style:font-name="JetBrains Mono" fo:font-size="10pt" fo:font-style="normal" fo:font-weight="normal" style:font-size-asian="10pt" style:font-style-asian="normal" style:font-weight-asian="normal"/>
    </style:style>
    <style:style style:name="T14" style:family="text">
      <style:text-properties fo:color="#8bb33d" loext:opacity="100%" style:font-name="JetBrains Mono" fo:font-size="10pt" fo:font-style="italic" fo:font-weight="normal" style:font-size-asian="10pt" style:font-style-asian="italic" style:font-weight-asian="normal"/>
    </style:style>
    <style:style style:name="T15" style:family="text">
      <style:text-properties officeooo:rsid="0006bbd8"/>
    </style:style>
    <style:style style:name="T16" style:family="text">
      <style:text-properties fo:color="#000000" loext:opacity="100%" style:font-name="JetBrains Mono" fo:font-size="10pt" fo:font-style="normal" fo:font-weight="normal" style:font-size-asian="10pt" style:font-style-asian="normal" style:font-weight-asian="normal" style:font-weight-complex="normal"/>
    </style:style>
    <style:style style:name="T17" style:family="text">
      <style:text-properties fo:color="#000000" loext:opacity="100%" style:font-name="JetBrains Mono" fo:font-size="10pt" fo:font-style="normal" fo:font-weight="normal" officeooo:rsid="0006bbd8" style:font-size-asian="10pt" style:font-style-asian="normal" style:font-weight-asian="normal" style:font-weight-complex="normal"/>
    </style:style>
    <style:style style:name="T18" style:family="text">
      <style:text-properties fo:color="#000000"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dis as default caching mechanism and Celery beat setup</text:p>
      <text:p text:style-name="P3"/>
      <text:p text:style-name="P5"><text:span text:style-name="T1">1. </text:span>To set redis as default caching mechanism for Django you can follow instructions in official Django documentation.</text:p>
      <text:p text:style-name="P5"/>
      <text:p text:style-name="P6"><text:span text:style-name="T2"><text:s/>→ </text:span><text:a xlink:type="simple" xlink:href="https://docs.djangoproject.com/en/5.0/topics/cache/" text:style-name="Internet_20_link" text:visited-style-name="Visited_20_Internet_20_Link"><text:span text:style-name="T3">Django doc</text:span></text:a></text:p>
      <text:p text:style-name="P6"/>
      <text:p text:style-name="P8">2. You can set up Celery beat by following this <text:a xlink:type="simple" xlink:href="https://saadali18.medium.com/setup-your-django-project-with-celery-celery-beat-and-redis-644dc8a2ac4b" text:style-name="Internet_20_link" text:visited-style-name="Visited_20_Internet_20_Link">article</text:a>.</text:p>
      <text:p text:style-name="P8"/>
      <text:p text:style-name="P8">In <text:span text:style-name="T4">this demo project</text:span> schedule is <text:span text:style-name="T4">set up like this</text:span>:</text:p>
      <text:p text:style-name="P8"><text:tab/></text:p>
      <text:p text:style-name="P9"><text:span text:style-name="T5"/></text:p>
      <text:p text:style-name="P9"><text:span text:style-name="T5">CELERY_BEAT_SCHEDULE = {</text:span><text:line-break/><text:span text:style-name="T5"> <text:s text:c="3"/></text:span><text:span text:style-name="T6">"fetch-and-cache-data"</text:span><text:span text:style-name="T5">: {</text:span><text:line-break/><text:span text:style-name="T5"> <text:s text:c="7"/></text:span><text:span text:style-name="T6">"task"</text:span><text:span text:style-name="T5">: </text:span><text:span text:style-name="T6">"celery_demo.celery_beat.tasks.fetch_and_cache_data"</text:span><text:span text:style-name="T5">,</text:span><text:line-break/><text:span text:style-name="T5"> <text:s text:c="7"/></text:span><text:span text:style-name="T7"># "schedule": crontab(minute="0", hour="0,12"), <text:s/># At midnight and noon</text:span><text:line-break/><text:span text:style-name="T7"> <text:s text:c="7"/></text:span><text:span text:style-name="T6">"schedule"</text:span><text:span text:style-name="T5">: crontab(</text:span><text:span text:style-name="T8">minute</text:span><text:span text:style-name="T5">=</text:span><text:span text:style-name="T6">"*"</text:span><text:span text:style-name="T5">), <text:s/></text:span><text:span text:style-name="T7"># Run every minute</text:span><text:line-break/><text:span text:style-name="T7"> <text:s text:c="3"/></text:span><text:span text:style-name="T5">},</text:span><text:line-break/><text:span text:style-name="T5">}</text:span></text:p>
      <text:p text:style-name="P9"><text:span text:style-name="T5"/></text:p>
      <text:p text:style-name="P8"/>
      <text:p text:style-name="P10">In this case beat calls the task every minute. This can be change according to the project needs. What happens is that when beat call the task it send signal to the worker to take the task when possible and actually worked do the work. Beat serve to give the signal.</text:p>
      <text:p text:style-name="P8"/>
      <text:p text:style-name="P10">Task:</text:p>
      <text:p text:style-name="P10"/>
      <text:p text:style-name="P11"><text:span text:style-name="T6"/></text:p>
      <text:p text:style-name="P11"><text:span text:style-name="T10">import </text:span><text:span text:style-name="T5">logging</text:span><text:line-break/><text:line-break/><text:span text:style-name="T10">import </text:span><text:span text:style-name="T5">requests</text:span><text:line-break/><text:span text:style-name="T10">from </text:span><text:span text:style-name="T5">celery </text:span><text:span text:style-name="T10">import </text:span><text:span text:style-name="T5">shared_task</text:span><text:line-break/><text:span text:style-name="T10">from </text:span><text:span text:style-name="T5">django.core.cache </text:span><text:span text:style-name="T10">import </text:span><text:span text:style-name="T5">cache</text:span><text:line-break/><text:line-break/><text:span text:style-name="T5">API_URL = </text:span><text:span text:style-name="T6">"http://polls-app:8000/core/api-call/"</text:span><text:line-break/><text:span text:style-name="T5">logger = logging.getLogger(__name__)</text:span><text:line-break/><text:line-break/><text:line-break/><text:span text:style-name="T11">@shared_task</text:span><text:line-break/><text:span text:style-name="T10">def </text:span><text:span text:style-name="T12">fetch_and_cache_data</text:span><text:span text:style-name="T5">():</text:span><text:line-break/><text:span text:style-name="T5"> <text:s text:c="3"/></text:span><text:span text:style-name="T10">try</text:span><text:span text:style-name="T5">:</text:span><text:line-break/><text:span text:style-name="T5"> <text:s text:c="7"/>response = requests.get(API_URL, </text:span><text:span text:style-name="T8">headers</text:span><text:span text:style-name="T5">={</text:span><text:span text:style-name="T6">'Accept'</text:span><text:span text:style-name="T5">: </text:span><text:span text:style-name="T6">'application/json'</text:span><text:span text:style-name="T5">})</text:span><text:line-break/><text:span text:style-name="T5"> <text:s text:c="7"/>logger.info(response)</text:span><text:line-break/><text:span text:style-name="T5"> <text:s text:c="7"/></text:span><text:span text:style-name="T10">if </text:span><text:span text:style-name="T5">response.status_code == </text:span><text:span text:style-name="T13">200</text:span><text:span text:style-name="T5">:</text:span><text:line-break/><text:span text:style-name="T5"> <text:s text:c="11"/>data = response.json()</text:span><text:line-break/><text:line-break/><text:span text:style-name="T5"> <text:s text:c="11"/></text:span><text:span text:style-name="T7"># </text:span><text:span text:style-name="T14">TODO make mechanism to compare already cached data with new one and update <text:tab/>only if needed.</text:span><text:line-break/><text:line-break/><text:span text:style-name="T14"> <text:s text:c="11"/></text:span><text:span text:style-name="T5">cache.set(</text:span><text:span text:style-name="T6">'api_data'</text:span><text:span text:style-name="T5">, data, </text:span><text:span text:style-name="T8">timeout</text:span><text:span text:style-name="T5">=</text:span><text:span text:style-name="T13">60</text:span><text:span text:style-name="T5">*</text:span><text:span text:style-name="T13">60</text:span><text:span text:style-name="T5">) <text:s/></text:span><text:span text:style-name="T7"># Cache data for 1 hour</text:span><text:line-break/><text:span text:style-name="T7"> <text:s text:c="11"/></text:span><text:span text:style-name="T10">return </text:span><text:span text:style-name="T6">"Data fetched and cached successfully"</text:span><text:line-break/><text:span text:style-name="T6"> <text:s text:c="7"/></text:span><text:span text:style-name="T10">else</text:span><text:span text:style-name="T5">:</text:span><text:line-break/><text:span text:style-name="T5"> <text:s text:c="11"/></text:span><text:span text:style-name="T10">return </text:span><text:span text:style-name="T6">f"Failed to fetch data: </text:span><text:span text:style-name="T10">{</text:span><text:span text:style-name="T5">response.status_code</text:span><text:span text:style-name="T10">}</text:span><text:span text:style-name="T6">"</text:span><text:line-break/><text:span text:style-name="T6"> <text:s text:c="3"/></text:span><text:span text:style-name="T10">except </text:span><text:span text:style-name="T5">requests.exceptions.RequestException </text:span><text:span text:style-name="T10">as </text:span><text:span text:style-name="T5">e:</text:span><text:line-break/><text:span text:style-name="T5"> <text:s text:c="7"/></text:span><text:span text:style-name="T10">return </text:span><text:span text:style-name="T6">f"Request failed: </text:span><text:span text:style-name="T10">{</text:span><text:span text:style-name="T5">e</text:span><text:span text:style-name="T10">}</text:span><text:span text:style-name="T6">"</text:span></text:p>
      <text:p text:style-name="P11"><text:span text:style-name="T6"/></text:p>
      <text:p text:style-name="P10"/>
      <text:p text:style-name="P10"><text:soft-page-break/>We are using the default Django commands to cache the data in Redis because Redis is set up as the default caching for our Django project. This can be changed according to the project. We cache the data by using cache.set(&lt;”KEY”&gt;, data). Every time data is cached in the key it's overridden.</text:p>
      <text:p text:style-name="P10"/>
      <text:p text:style-name="P7"><text:span text:style-name="T9">Data is called from cache </text:span><text:span text:style-name="T15">with </text:span><text:span text:style-name="T16">cache.get(&lt;"</text:span><text:span text:style-name="T17">key</text:span><text:span text:style-name="T16">"&gt;) </text:span><text:span text:style-name="T17">in the code.</text:span></text:p>
      <text:p text:style-name="P10"/>
      <text:p text:style-name="P12">In doker-compose.yaml celery beat set up is:</text:p>
      <text:p text:style-name="P12"/>
      <text:p text:style-name="P13"><text:span text:style-name="T10"/></text:p>
      <text:p text:style-name="P13"><text:span text:style-name="T10">celery_beat</text:span><text:span text:style-name="T5">:</text:span><text:line-break/><text:span text:style-name="T5"> <text:s/></text:span><text:span text:style-name="T10">build</text:span><text:span text:style-name="T5">: ./</text:span><text:line-break/><text:span text:style-name="T5"> <text:s/></text:span><text:span text:style-name="T10">container_name</text:span><text:span text:style-name="T5">: celery_beat</text:span><text:line-break/><text:span text:style-name="T5"> <text:s/></text:span><text:span text:style-name="T10">command</text:span><text:span text:style-name="T5">: celery --app=celery_demo beat -l INFO</text:span><text:line-break/><text:span text:style-name="T5"> <text:s/></text:span><text:span text:style-name="T10">volumes</text:span><text:span text:style-name="T5">:</text:span><text:line-break/><text:span text:style-name="T5"> <text:s text:c="3"/>- ./:/celery_demo</text:span><text:line-break/><text:span text:style-name="T5"> <text:s/></text:span><text:span text:style-name="T10">env_file</text:span><text:span text:style-name="T5">:</text:span><text:line-break/><text:span text:style-name="T5"> <text:s text:c="3"/>- ./env/django.env</text:span><text:line-break/><text:span text:style-name="T5"> <text:s/></text:span><text:span text:style-name="T10">depends_on</text:span><text:span text:style-name="T5">:</text:span><text:line-break/><text:span text:style-name="T5"> <text:s text:c="3"/>- redis</text:span><text:line-break/><text:span text:style-name="T5"> <text:s text:c="3"/>- celery</text:span></text:p>
      <text:p text:style-name="P13"><text:span text:style-name="T5"/></text:p>
      <text:p text:style-name="P12"/>
      <text:p text:style-name="P12">Difference is in command executed when starting <text:line-break/></text:p>
      <text:p text:style-name="P12"><text:span text:style-name="T18">→ celery --app=celery_demo beat -l INFO</text:span></text:p>
      <text:p text:style-name="P12"/>
      <text:p text:style-name="P14">we need to use beat instead of worker</text:p>
      <text:p text:style-name="P3"/>
      <text:p text:style-name="P4"/>
      <text:p text:style-name="P2"/>
      <text:p text:style-name="P2"/>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11:20:27.605300101</meta:creation-date>
    <dc:date>2024-07-03T12:08:33.268413642</dc:date>
    <meta:editing-duration>PT6M55S</meta:editing-duration>
    <meta:editing-cycles>1</meta:editing-cycles>
    <meta:document-statistic meta:table-count="0" meta:image-count="0" meta:object-count="0" meta:page-count="2" meta:paragraph-count="17" meta:word-count="323" meta:character-count="2412" meta:non-whitespace-character-count="1925"/>
    <meta:generator>LibreOffice/7.3.7.2$Linux_X86_64 LibreOffice_project/30$Build-2</meta:generator>
  </office:meta>
</office:document-meta>
</file>